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officeooo:rsid="00116e34" officeooo:paragraph-rsid="00116e34"/>
    </style:style>
    <style:style style:name="P2" style:family="paragraph" style:parent-style-name="Preformatted_20_Text">
      <style:paragraph-properties fo:text-align="start" style:justify-single-word="false"/>
      <style:text-properties officeooo:rsid="00116e34" officeooo:paragraph-rsid="00116e34"/>
    </style:style>
    <style:style style:name="P3" style:family="paragraph" style:parent-style-name="Preformatted_20_Text">
      <style:paragraph-properties fo:text-align="center" style:justify-single-word="false"/>
      <style:text-properties fo:font-size="14pt" fo:font-weight="bold" officeooo:rsid="00116e34" officeooo:paragraph-rsid="00116e34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style:text-underline-style="none" fo:font-weight="normal" officeooo:rsid="00116e34" officeooo:paragraph-rsid="00116e34" style:font-weight-asian="normal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style:text-underline-style="none" fo:font-weight="normal" officeooo:rsid="0014f43a" officeooo:paragraph-rsid="0014f43a" style:font-weight-asian="normal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style:text-underline-style="none" fo:font-weight="normal" officeooo:rsid="001a6654" officeooo:paragraph-rsid="001a6654" style:font-weight-asian="normal" style:font-weight-complex="normal"/>
    </style:style>
    <style:style style:name="P7" style:family="paragraph" style:parent-style-name="Preformatted_20_Text">
      <style:paragraph-properties fo:text-align="start" style:justify-single-word="false"/>
      <style:text-properties style:text-underline-style="solid" style:text-underline-width="auto" style:text-underline-color="font-color" fo:font-weight="bold" officeooo:rsid="001424fa" officeooo:paragraph-rsid="001424fa" style:font-weight-asian="bold" style:font-weight-complex="bold"/>
    </style:style>
    <style:style style:name="P8" style:family="paragraph" style:parent-style-name="Preformatted_20_Text">
      <style:paragraph-properties fo:text-align="start" style:justify-single-word="false"/>
      <style:text-properties style:text-underline-style="solid" style:text-underline-width="auto" style:text-underline-color="font-color" fo:font-weight="bold" officeooo:rsid="0015b309" officeooo:paragraph-rsid="0015b309" style:font-weight-asian="bold" style:font-weight-complex="bold"/>
    </style:style>
    <style:style style:name="P9" style:family="paragraph" style:parent-style-name="Preformatted_20_Text" style:list-style-name="L1">
      <style:paragraph-properties fo:text-align="start" style:justify-single-word="false"/>
      <style:text-properties style:text-underline-style="none" fo:font-weight="normal" officeooo:rsid="00116e34" officeooo:paragraph-rsid="00116e34" style:font-weight-asian="normal" style:font-weight-complex="normal"/>
    </style:style>
    <style:style style:name="P10" style:family="paragraph" style:parent-style-name="Preformatted_20_Text" style:list-style-name="L2">
      <style:paragraph-properties fo:text-align="start" style:justify-single-word="false"/>
      <style:text-properties style:text-underline-style="none" fo:font-weight="normal" officeooo:rsid="001424fa" officeooo:paragraph-rsid="001424fa" style:font-weight-asian="normal" style:font-weight-complex="normal"/>
    </style:style>
    <style:style style:name="P11" style:family="paragraph" style:parent-style-name="Preformatted_20_Text" style:list-style-name="L2">
      <style:paragraph-properties fo:text-align="start" style:justify-single-word="false"/>
      <style:text-properties style:text-underline-style="none" fo:font-weight="normal" officeooo:rsid="0014f43a" officeooo:paragraph-rsid="0014f43a" style:font-weight-asian="normal" style:font-weight-complex="normal"/>
    </style:style>
    <style:style style:name="P12" style:family="paragraph" style:parent-style-name="Preformatted_20_Text" style:list-style-name="L3">
      <style:paragraph-properties fo:text-align="start" style:justify-single-word="false"/>
      <style:text-properties style:text-underline-style="none" fo:font-weight="normal" officeooo:rsid="0015b309" officeooo:paragraph-rsid="0015b309" style:font-weight-asian="normal" style:font-weight-complex="normal"/>
    </style:style>
    <style:style style:name="P13" style:family="paragraph" style:parent-style-name="Preformatted_20_Text" style:list-style-name="L3">
      <style:paragraph-properties fo:text-align="start" style:justify-single-word="false"/>
      <style:text-properties style:text-underline-style="none" fo:font-weight="normal" officeooo:rsid="00160d65" officeooo:paragraph-rsid="00160d65" style:font-weight-asian="normal" style:font-weight-complex="normal"/>
    </style:style>
    <style:style style:name="P14" style:family="paragraph" style:parent-style-name="Preformatted_20_Text" style:list-style-name="L3">
      <style:paragraph-properties fo:text-align="start" style:justify-single-word="false"/>
      <style:text-properties style:text-underline-style="none" fo:font-weight="normal" officeooo:rsid="00160d65" officeooo:paragraph-rsid="0017d8bb" style:font-weight-asian="normal" style:font-weight-complex="normal"/>
    </style:style>
    <style:style style:name="P15" style:family="paragraph" style:parent-style-name="Preformatted_20_Text" style:list-style-name="L3">
      <style:paragraph-properties fo:text-align="start" style:justify-single-word="false"/>
      <style:text-properties style:text-underline-style="none" fo:font-weight="normal" officeooo:rsid="00180928" officeooo:paragraph-rsid="00180928" style:font-weight-asian="normal" style:font-weight-complex="normal"/>
    </style:style>
    <style:style style:name="P16" style:family="paragraph" style:parent-style-name="Preformatted_20_Text" style:list-style-name="L3">
      <style:paragraph-properties fo:text-align="start" style:justify-single-word="false"/>
      <style:text-properties style:text-underline-style="none" fo:font-weight="normal" officeooo:rsid="001b6de8" officeooo:paragraph-rsid="001b6de8" style:font-weight-asian="normal" style:font-weight-complex="normal"/>
    </style:style>
    <style:style style:name="P17" style:family="paragraph" style:parent-style-name="Preformatted_20_Text" style:list-style-name="L3">
      <style:paragraph-properties fo:text-align="start" style:justify-single-word="false"/>
      <style:text-properties style:text-underline-style="none" fo:font-weight="normal" officeooo:rsid="0018ede6" officeooo:paragraph-rsid="0018ede6" style:font-weight-asian="normal" style:font-weight-complex="normal"/>
    </style:style>
    <style:style style:name="P18" style:family="paragraph" style:parent-style-name="Preformatted_20_Text" style:list-style-name="L3">
      <style:paragraph-properties fo:text-align="start" style:justify-single-word="false"/>
      <style:text-properties style:text-underline-style="none" fo:font-weight="normal" officeooo:rsid="00197163" officeooo:paragraph-rsid="00197163" style:font-weight-asian="normal" style:font-weight-complex="normal"/>
    </style:style>
    <style:style style:name="P19" style:family="paragraph" style:parent-style-name="Preformatted_20_Text" style:list-style-name="L3">
      <style:paragraph-properties fo:text-align="start" style:justify-single-word="false"/>
      <style:text-properties style:text-underline-style="none" fo:font-weight="normal" officeooo:rsid="001a6654" officeooo:paragraph-rsid="001a6654" style:font-weight-asian="normal" style:font-weight-complex="normal"/>
    </style:style>
    <style:style style:name="P20" style:family="paragraph" style:parent-style-name="Preformatted_20_Text" style:list-style-name="L4">
      <style:paragraph-properties fo:text-align="start" style:justify-single-word="false"/>
      <style:text-properties style:text-underline-style="none" fo:font-weight="bold" officeooo:rsid="001da7fb" officeooo:paragraph-rsid="001da7fb" style:font-weight-asian="bold" style:font-weight-complex="bold"/>
    </style:style>
    <style:style style:name="P21" style:family="paragraph" style:parent-style-name="Preformatted_20_Text" style:list-style-name="L4">
      <style:paragraph-properties fo:text-align="start" style:justify-single-word="false"/>
      <style:text-properties style:text-underline-style="none" fo:font-weight="bold" officeooo:rsid="001e1ea4" officeooo:paragraph-rsid="001e1ea4" style:font-weight-asian="bold" style:font-weight-complex="bold"/>
    </style:style>
    <style:style style:name="P22" style:family="paragraph" style:parent-style-name="Preformatted_20_Text" style:list-style-name="L3">
      <style:paragraph-properties fo:text-align="start" style:justify-single-word="false"/>
      <style:text-properties officeooo:paragraph-rsid="001b6de8"/>
    </style:style>
    <style:style style:name="P23" style:family="paragraph" style:parent-style-name="Preformatted_20_Text" style:list-style-name="L3">
      <style:paragraph-properties fo:text-align="start" style:justify-single-word="false"/>
      <style:text-properties officeooo:rsid="001b6de8" officeooo:paragraph-rsid="001b6de8"/>
    </style:style>
    <style:style style:name="P24" style:family="paragraph" style:parent-style-name="Preformatted_20_Text">
      <style:paragraph-properties fo:text-align="start" style:justify-single-word="false"/>
      <style:text-properties officeooo:rsid="001b6de8" officeooo:paragraph-rsid="001b6de8"/>
    </style:style>
    <style:style style:name="P25" style:family="paragraph" style:parent-style-name="Preformatted_20_Text">
      <style:paragraph-properties fo:text-align="start" style:justify-single-word="false"/>
      <style:text-properties style:text-underline-style="solid" style:text-underline-width="auto" style:text-underline-color="font-color" fo:font-weight="bold" officeooo:rsid="001da7fb" officeooo:paragraph-rsid="001da7fb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17d8bb"/>
    </style:style>
    <style:style style:name="T3" style:family="text">
      <style:text-properties officeooo:rsid="00197163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1a6654" style:font-weight-asian="normal" style:font-weight-complex="normal"/>
    </style:style>
    <style:style style:name="T7" style:family="text">
      <style:text-properties style:text-underline-style="none" fo:font-weight="normal" officeooo:rsid="001b6de8" style:font-weight-asian="normal" style:font-weight-complex="normal"/>
    </style:style>
    <style:style style:name="T8" style:family="text">
      <style:text-properties style:text-underline-style="none" fo:font-weight="normal" officeooo:rsid="001bb379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sis – Sensor fusion for underwater localization</text:p>
      <text:p text:style-name="P3">---Shift this to overleaf tomorrow itself</text:p>
      <text:p text:style-name="P3">--- Writing gives you clarity and structure</text:p>
      <text:p text:style-name="P3"/>
      <text:p text:style-name="P1"/>
      <text:p text:style-name="P2"><text:s/><text:span text:style-name="T1">08.11.2020</text:span></text:p>
      <text:list xml:id="list1426190019" text:style-name="L1">
        <text:list-item>
          <text:p text:style-name="P9">Current State</text:p>
          <text:list>
            <text:list-item>
              <text:p text:style-name="P9">Really less scientific knowledge on the topic</text:p>
            </text:list-item>
            <text:list-item>
              <text:p text:style-name="P9">Can do well practically as it is not really that hard</text:p>
            </text:list-item>
            <text:list-item>
              <text:p text:style-name="P9">Think about how to document before even starting to act</text:p>
            </text:list-item>
            <text:list-item>
              <text:p text:style-name="P9">Documentation is extremely important as it is the best way to look backwards</text:p>
            </text:list-item>
            <text:list-item>
              <text:p text:style-name="P9">Being ideological and practical is not sufficient. Ability to cover the topic in full depth and with full documentation is also needed.</text:p>
            </text:list-item>
          </text:list>
        </text:list-item>
      </text:list>
      <text:p text:style-name="P4"/>
      <text:list xml:id="list214360334818449" text:continue-numbering="true" text:style-name="L1">
        <text:list-item>
          <text:p text:style-name="P9">What do I have to know with at most importance?</text:p>
          <text:list>
            <text:list-item>
              <text:p text:style-name="P9">Effective way to use sensors for underwater sensor fusion</text:p>
              <text:list>
                <text:list-item>
                  <text:p text:style-name="P9">DVL</text:p>
                </text:list-item>
                <text:list-item>
                  <text:p text:style-name="P9">IMU</text:p>
                </text:list-item>
                <text:list-item>
                  <text:p text:style-name="P9">Pressure Sensor</text:p>
                </text:list-item>
                <text:list-item>
                  <text:p text:style-name="P9"/>
                </text:list-item>
              </text:list>
            </text:list-item>
            <text:list-item>
              <text:p text:style-name="P9">How to calibrate (Messtechnik revision)</text:p>
              <text:list>
                <text:list-item>
                  <text:p text:style-name="P9">My knowledge from testo</text:p>
                </text:list-item>
                <text:list-item>
                  <text:p text:style-name="P9">My knowledge from Prüftechnik</text:p>
                </text:list-item>
              </text:list>
            </text:list-item>
            <text:list-item>
              <text:p text:style-name="P9">How to do Sensor fusion for underwater</text:p>
              <text:list>
                <text:list-item>
                  <text:p text:style-name="P9">Methodologies</text:p>
                </text:list-item>
                <text:list-item>
                  <text:p text:style-name="P9">Things to take care</text:p>
                  <text:p text:style-name="P9"/>
                </text:list-item>
              </text:list>
            </text:list-item>
          </text:list>
        </text:list-item>
      </text:list>
      <text:p text:style-name="P7">09.11.2020</text:p>
      <text:list xml:id="list2172583665" text:style-name="L2">
        <text:list-item>
          <text:p text:style-name="P10">Today</text:p>
          <text:list>
            <text:list-item>
              <text:p text:style-name="P10">I was a lot distracted. A loooooot</text:p>
            </text:list-item>
            <text:list-item>
              <text:p text:style-name="P10">Biggest source: </text:p>
              <text:list>
                <text:list-item>
                  <text:p text:style-name="P10">1. Youtube (It’s dump to use it anymore). Leave this completely</text:p>
                </text:list-item>
                <text:list-item>
                  <text:p text:style-name="P10">I mean completely</text:p>
                </text:list-item>
                <text:list-item>
                  <text:p text:style-name="P11">Forget about Hydroponics and the other thing completely during the day time – Only important in the night</text:p>
                </text:list-item>
              </text:list>
            </text:list-item>
          </text:list>
        </text:list-item>
      </text:list>
      <text:p text:style-name="P5"/>
      <text:p text:style-name="P8">16.11.2020</text:p>
      <text:list xml:id="list3474062643" text:style-name="L3">
        <text:list-item>
          <text:p text:style-name="P12">Feeling back on track</text:p>
        </text:list-item>
        <text:list-item>
          <text:p text:style-name="P12">Imagine</text:p>
        </text:list-item>
        <text:list-item>
          <text:p text:style-name="P12">I want the submarine to be localized and partially automated</text:p>
          <text:list>
            <text:list-item>
              <text:p text:style-name="P13">Where Do I stand? </text:p>
              <text:list>
                <text:list-item>
                  <text:p text:style-name="P13">I have all the hardware.</text:p>
                </text:list-item>
                <text:list-item>
                  <text:p text:style-name="P14">I <text:span text:style-name="T2">have some basic idea of what is to be done</text:span></text:p>
                </text:list-item>
                <text:list-item>
                  <text:p text:style-name="P15">Time?</text:p>
                </text:list-item>
              </text:list>
            </text:list-item>
            <text:list-item>
              <text:p text:style-name="P15">What is the order</text:p>
              <text:list>
                <text:list-item>
                  <text:p text:style-name="P16">Learn from the book what is to be done and how to measure</text:p>
                </text:list-item>
                <text:list-item>
                  <text:p text:style-name="P15">Calibrate the IMU</text:p>
                  <text:list>
                    <text:list-item>
                      <text:p text:style-name="P17">How to calibrate</text:p>
                      <text:list>
                        <text:list-item>
                          <text:p text:style-name="P17">Make a plan</text:p>
                        </text:list-item>
                        <text:list-item>
                          <text:p text:style-name="P17">Picture</text:p>
                        </text:list-item>
                        <text:list-item>
                          <text:p text:style-name="P17">Do it</text:p>
                        </text:list-item>
                      </text:list>
                    </text:list-item>
                    <text:list-item>
                      <text:p text:style-name="P17">Document it with picture</text:p>
                    </text:list-item>
                  </text:list>
                </text:list-item>
                <text:list-item>
                  <text:p text:style-name="P17">Calibrate the pressure sensor</text:p>
                  <text:list>
                    <text:list-item>
                      <text:p text:style-name="P17">Must be able to receive the values using Ahoi Modem</text:p>
                    </text:list-item>
                    <text:list-item>
                      <text:p text:style-name="P17">Increase the height <text:span text:style-name="T3">in Air and measure the difference in pressure</text:span></text:p>
                    </text:list-item>
                    <text:list-item>
                      <text:p text:style-name="P18">Put inside water and do the same</text:p>
                    </text:list-item>
                    <text:list-item>
                      <text:p text:style-name="P18">Take pictures</text:p>
                    </text:list-item>
                  </text:list>
                </text:list-item>
                <text:list-item>
                  <text:p text:style-name="P19">Take some measurements for the temperature sensor</text:p>
                  <text:list>
                    <text:list-item>
                      <text:p text:style-name="P19">Not so important so assumptions should be fine</text:p>
                    </text:list-item>
                  </text:list>
                </text:list-item>
                <text:list-item>
                  <text:p text:style-name="P19">Test the battery <text:s/></text:p>
                  <text:list>
                    <text:list-item>
                      <text:p text:style-name="P19">- Make the connections</text:p>
                    </text:list-item>
                    <text:list-item>
                      <text:p text:style-name="P19"><text:soft-page-break/>- Test if working</text:p>
                    </text:list-item>
                    <text:list-item>
                      <text:p text:style-name="P19">Test over Ahoi(This much must be done this week :))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"/>
      <text:p text:style-name="P6"/>
      <text:list xml:id="list214359887404773" text:continue-numbering="true" text:style-name="L3">
        <text:list-item>
          <text:list>
            <text:list-item>
              <text:list>
                <text:list-item>
                  <text:p text:style-name="P22"><text:span text:style-name="T7">AFTER ALL THAT IS DONE I CAN START DIRECTLY WITH ROS AND LOCALIZATION </text:span><text:span text:style-name="T8">(Plan next week)</text:span></text:p>
                  <text:list>
                    <text:list-item>
                      <text:p text:style-name="P22"><text:span text:style-name="T7">Finish the udemy course on ROS – won’t take more than 2 days </text:span><text:span text:style-name="T6"><text:tab/></text:span></text:p>
                    </text:list-item>
                    <text:list-item>
                      <text:p text:style-name="P23"><text:span text:style-name="T6">L</text:span><text:span text:style-name="T5">earn to use the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"><text:span text:style-name="T5"/></text:p>
      <text:p text:style-name="P25">24.11.2020</text:p>
      <text:list xml:id="list2443516430" text:style-name="L4">
        <text:list-item>
          <text:p text:style-name="P20">Today whatever happens I must finish the calibration program for IMU</text:p>
        </text:list-item>
        <text:list-item>
          <text:p text:style-name="P20">Building up the submarine and the needed manual</text:p>
        </text:list-item>
        <text:list-item>
          <text:p text:style-name="P21">Visa Application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24T21:43:58.324442620</dc:date>
    <meta:editing-duration>PT13H11M1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2" meta:paragraph-count="64" meta:word-count="427" meta:character-count="2157" meta:non-whitespace-character-count="1839"/>
  </office:meta>
</office:document-meta>
</file>